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31cm"/>
    </style:style>
    <style:style style:name="co3" style:family="table-column">
      <style:table-column-properties fo:break-before="auto" style:column-width="2.586cm"/>
    </style:style>
    <style:style style:name="ro1" style:family="table-row">
      <style:table-row-properties style:row-height="0.452cm" fo:break-before="auto" style:use-optimal-row-height="true"/>
    </style:style>
    <style:style style:name="ro2" style:family="table-row">
      <style:table-row-properties style:row-height="15.453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8.345cm" fo:break-before="auto" style:use-optimal-row-height="true"/>
    </style:style>
    <style:style style:name="ro5" style:family="table-row">
      <style:table-row-properties style:row-height="13.478cm" fo:break-before="auto" style:use-optimal-row-height="true"/>
    </style:style>
    <style:style style:name="ro6" style:family="table-row">
      <style:table-row-properties style:row-height="23.745cm" fo:break-before="auto" style:use-optimal-row-height="true"/>
    </style:style>
    <style:style style:name="ro7" style:family="table-row">
      <style:table-row-properties style:row-height="24.536cm" fo:break-before="auto" style:use-optimal-row-height="true"/>
    </style:style>
    <style:style style:name="ro8" style:family="table-row">
      <style:table-row-properties style:row-height="13.083cm" fo:break-before="auto" style:use-optimal-row-height="true"/>
    </style:style>
    <style:style style:name="ro9" style:family="table-row">
      <style:table-row-properties style:row-height="10.714cm" fo:break-before="auto" style:use-optimal-row-height="true"/>
    </style:style>
    <style:style style:name="ro10" style:family="table-row">
      <style:table-row-properties style:row-height="9.924cm" fo:break-before="auto" style:use-optimal-row-height="true"/>
    </style:style>
    <style:style style:name="ro11" style:family="table-row">
      <style:table-row-properties style:row-height="11.504cm" fo:break-before="auto" style:use-optimal-row-height="true"/>
    </style:style>
    <style:style style:name="ro12" style:family="table-row">
      <style:table-row-properties style:row-height="9.529cm" fo:break-before="auto" style:use-optimal-row-height="true"/>
    </style:style>
    <style:style style:name="ro13" style:family="table-row">
      <style:table-row-properties style:row-height="12.2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1" table:default-cell-style-name="Default"/>
        <table:table-row table:style-name="ro1">
          <table:table-cell table:style-name="ce1" office:value-type="string" calcext:value-type="string">
            <text:p>question</text:p>
          </table:table-cell>
          <table:table-cell table:style-name="ce1" office:value-type="string" calcext:value-type="string">
            <text:p>student_answer</text:p>
          </table:table-cell>
          <table:table-cell table:style-name="ce1" office:value-type="string" calcext:value-type="string">
            <text:p>actual_answer</text:p>
          </table:table-cell>
          <table:table-cell table:style-name="ce1" office:value-type="string" calcext:value-type="string">
            <text:p>total_marks</text:p>
          </table:table-cell>
        </table:table-row>
        <table:table-row table:style-name="ro2">
          <table:table-cell office:value-type="string" calcext:value-type="string">
            <text:p>“Discuss the impact of the Industrial Revolution on society and the economy during the 19th century.”</text:p>
          </table:table-cell>
          <table:table-cell office:value-type="string" calcext:value-type="string">
            <text:p>“The Industrial Revolution was a big change in the 1800s. Factories and machines became important. People moved to cities for jobs. There were better and faster ways to make things. It made life different but also harder for workers.”</text:p>
          </table:table-cell>
          <table:table-cell office:value-type="string" calcext:value-type="string">
            <text:p>“The Industrial Revolution, spanning from the late 18th to the 19th century, marked a transformative period characterized by the widespread adoption of mechanized manufacturing. It led to the emergence of factories, the use of steam power, and advancements in technology. This period significantly impacted society and the economy, fostering urbanization, transforming labor practices, and contributing to both economic growth and social challenges such as poor working conditions and increased inequality.”</text:p>
          </table:table-cell>
          <table:table-cell office:value-type="float" office:value="5" calcext:value-type="float">
            <text:p>5</text:p>
          </table:table-cell>
        </table:table-row>
        <table:table-row table:style-name="ro3">
          <table:table-cell office:value-type="string" calcext:value-type="string">
            <text:p>“What is the capital of France?”</text:p>
          </table:table-cell>
          <table:table-cell office:value-type="string" calcext:value-type="string">
            <text:p>“Paris”</text:p>
          </table:table-cell>
          <table:table-cell office:value-type="string" calcext:value-type="string">
            <text:p>“The capital of France is Paris.”</text:p>
          </table:table-cell>
          <table:table-cell office:value-type="float" office:value="5" calcext:value-type="float">
            <text:p>5</text:p>
          </table:table-cell>
        </table:table-row>
        <table:table-row table:style-name="ro4">
          <table:table-cell office:value-type="string" calcext:value-type="string">
            <text:p>"Describe the process of photosynthesis and its role in the plant life cycle."</text:p>
          </table:table-cell>
          <table:table-cell office:value-type="string" calcext:value-type="string">
            <text:p>"Photosynthesis is a complex biochemical process in which plants utilize sunlight to convert carbon dioxide and water into glucose, releasing oxygen as a byproduct. This process plays a crucial role in providing energy for the plant's growth and development, supporting various metabolic activities."</text:p>
          </table:table-cell>
          <table:table-cell office:value-type="string" calcext:value-type="string">
            <text:p>"Photosynthesis is a multifaceted biochemical process where plants harness sunlight to transform carbon dioxide and water into glucose, while simultaneously producing oxygen. Its significance lies in fueling the plant's energy needs for growth and sustaining essential metabolic functions."</text:p>
          </table:table-cell>
          <table:table-cell office:value-type="float" office:value="5" calcext:value-type="float">
            <text:p>5</text:p>
          </table:table-cell>
        </table:table-row>
        <table:table-row table:style-name="ro5">
          <table:table-cell office:value-type="string" calcext:value-type="string">
            <text:p>"Explain the impact of climate change on ecosystems and biodiversity."</text:p>
          </table:table-cell>
          <table:table-cell office:value-type="string" calcext:value-type="string">
            <text:p>"Climate change has far-reaching effects on ecosystems and biodiversity. Rising temperatures, shifts in precipitation patterns, and extreme weather events can disrupt habitats, leading to the loss of species and alterations in ecosystem dynamics. Additionally, changes in temperature can affect the distribution and behavior of various organisms, influencing their interactions and overall biodiversity."</text:p>
          </table:table-cell>
          <table:table-cell office:value-type="string" calcext:value-type="string">
            <text:p>"The consequences of climate change on ecosystems and biodiversity are extensive. Disruptions in habitats caused by increasing temperatures, changing precipitation patterns, and extreme weather events contribute to the decline of species and modifications in the functioning of ecosystems. Furthermore, shifts in temperature can influence the behavior and distribution of different organisms, impacting their interactions and the overall diversity of life."</text:p>
          </table:table-cell>
          <table:table-cell office:value-type="float" office:value="5" calcext:value-type="float">
            <text:p>5</text:p>
          </table:table-cell>
        </table:table-row>
        <table:table-row table:style-name="ro6">
          <table:table-cell office:value-type="string" calcext:value-type="string">
            <text:p>“Analyze the factors contributing to the outbreak of World War I and assess its long-term consequences on global geopolitics.”</text:p>
          </table:table-cell>
          <table:table-cell office:value-type="string" calcext:value-type="string">
            <text:p>“The outbreak of World War I was influenced by a complex web of political, economic, and military factors. Nationalism, militarism, and the system of alliances played pivotal roles in escalating tensions among European powers. The assassination of Archduke Franz Ferdinand acted as a catalyst, triggering a chain reaction of events that led to the declaration of war. The war had long-term consequences, including the redrawing of national borders through treaties like the Treaty of Versailles, the League of Nations' establishment, and the emergence of new geopolitical dynamics.”</text:p>
          </table:table-cell>
          <table:table-cell office:value-type="string" calcext:value-type="string">
            <text:p>“The origins of World War I can be traced to a combination of factors, including intense nationalism, militarism, and the intricate system of alliances among European powers. The assassination of Archduke Franz Ferdinand in 1914 served as a spark that ignited the conflict. The war's aftermath brought about significant geopolitical changes, as the Treaty of Versailles imposed harsh terms on Germany, leading to economic hardships and fueling resentment. The redrawing of national borders, the establishment of the League of Nations, and the dissolution of empires shaped the post-war landscape. Additionally, the war set the stage for future conflicts and had a profound impact on the balance of power, contributing to the geopolitical tensions that eventually led to World War II.”</text:p>
          </table:table-cell>
          <table:table-cell office:value-type="float" office:value="5" calcext:value-type="float">
            <text:p>5</text:p>
          </table:table-cell>
        </table:table-row>
        <table:table-row table:style-name="ro7">
          <table:table-cell office:value-type="string" calcext:value-type="string">
            <text:p>“Discuss the key factors that contributed to the outbreak of the American Civil War and evaluate its profound impact on the nation's history.”</text:p>
          </table:table-cell>
          <table:table-cell office:value-type="string" calcext:value-type="string">
            <text:p>“The American Civil War erupted due to a culmination of long-standing tensions between the Northern and Southern states over issues such as slavery, states' rights, and economic disparities. The Missouri Compromise and the Wilmot Proviso attempted to address these disputes but ultimately failed. The election of Abraham Lincoln in 1860 served as a catalyst, leading to Southern secession and the formation of the Confederate States of America. The war's impact was profound, reshaping the nation politically, economically, and socially, and it played a pivotal role in the struggle for civil rights.”</text:p>
          </table:table-cell>
          <table:table-cell office:value-type="string" calcext:value-type="string">
            <text:p>“The American Civil War (1861-1865) was a complex conflict rooted in deep-seated issues that divided the nation. The primary catalysts were disputes over slavery, states' rights, and economic differences between the Northern and Southern states. Failed compromises, such as the Missouri Compromise and the Wilmot Proviso, highlighted the irreconcilable nature of these issues. The election of Abraham Lincoln in 1860 triggered Southern states' secession, leading to the formation of the Confederate States of America. The war's impact was transformative, resulting in the abolition of slavery, a strengthened federal government, and profound social and economic changes. Additionally, the Civil War laid the groundwork for the ongoing struggle for civil rights in the post-war period.”</text:p>
          </table:table-cell>
          <table:table-cell office:value-type="float" office:value="5" calcext:value-type="float">
            <text:p>5</text:p>
          </table:table-cell>
        </table:table-row>
        <table:table-row table:style-name="ro8">
          <table:table-cell office:value-type="string" calcext:value-type="string">
            <text:p>“Examine the causes and consequences of the Great Depression in the United States during the 1930s.”</text:p>
          </table:table-cell>
          <table:table-cell office:value-type="string" calcext:value-type="string">
            <text:p>The Great Depression was caused by the stock market crash in 1929, leading to widespread unemployment and economic hardship. President Roosevelt's New Deal programs were introduced to address these issues, bringing about recovery and reforms.</text:p>
          </table:table-cell>
          <table:table-cell office:value-type="string" calcext:value-type="string">
            <text:p>“The Great Depression resulted from a combination of factors, including the 1929 stock market crash, banking failures, and a decline in industrial production. It led to mass unemployment, poverty, and economic downturn. President Franklin D. Roosevelt's New Deal, introduced in the 1930s, aimed to stimulate economic recovery through government intervention, relief programs, and regulatory reforms.”</text:p>
          </table:table-cell>
          <table:table-cell office:value-type="float" office:value="5" calcext:value-type="float">
            <text:p>5</text:p>
          </table:table-cell>
        </table:table-row>
        <table:table-row table:style-name="ro9">
          <table:table-cell office:value-type="string" calcext:value-type="string">
            <text:p>“Explain the origins, key events, and consequences of the Cold War between the United States and the Soviet Union.”</text:p>
          </table:table-cell>
          <table:table-cell office:value-type="string" calcext:value-type="string">
            <text:p>“The Cold War began after World War II, with ideological differences and the arms race being major issues. Key events include the Cuban Missile Crisis and the construction of the Berlin Wall. The consequences included the division of Germany and the nuclear arms race.”</text:p>
          </table:table-cell>
          <table:table-cell office:value-type="string" calcext:value-type="string">
            <text:p>“The Cold War emerged from ideological differences between the United States and the Soviet Union after World War II. Key events include the Marshall Plan, the Truman Doctrine, the Cuban Missile Crisis, and the construction of the Berlin Wall. Consequences included the division of Germany, the arms race, and the establishment of a bipolar world order.”</text:p>
          </table:table-cell>
          <table:table-cell office:value-type="float" office:value="5" calcext:value-type="float">
            <text:p>5</text:p>
          </table:table-cell>
        </table:table-row>
        <table:table-row table:style-name="ro10">
          <table:table-cell office:value-type="string" calcext:value-type="string">
            <text:p>“Evaluate the impact of the Scientific Revolution on the worldview of the Renaissance and Enlightenment periods.”</text:p>
          </table:table-cell>
          <table:table-cell office:value-type="string" calcext:value-type="string">
            <text:p>“The Scientific Revolution challenged traditional beliefs through the works of Copernicus, Galileo, and Newton. This led to a shift from a geocentric to a heliocentric model and increased reliance on empirical evidence.”</text:p>
          </table:table-cell>
          <table:table-cell office:value-type="string" calcext:value-type="string">
            <text:p>“The Scientific Revolution, characterized by the works of Copernicus, Galileo, and Newton, revolutionized the worldview of the Renaissance and Enlightenment. It shifted the understanding of the universe from a geocentric to a heliocentric model, emphasizing observation, experimentation, and the scientific method.”</text:p>
          </table:table-cell>
          <table:table-cell office:value-type="float" office:value="5" calcext:value-type="float">
            <text:p>5</text:p>
          </table:table-cell>
        </table:table-row>
        <table:table-row table:style-name="ro11">
          <table:table-cell office:value-type="string" calcext:value-type="string">
            <text:p>“Discuss the social, economic, and political consequences of the Industrial Revolution in 19th-century Europe.”</text:p>
          </table:table-cell>
          <table:table-cell office:value-type="string" calcext:value-type="string">
            <text:p>“The Industrial Revolution brought about economic growth and technological advancements. It led to urbanization, the rise of the working class, and the emergence of new political ideologies such as socialism and communism.”</text:p>
          </table:table-cell>
          <table:table-cell office:value-type="string" calcext:value-type="string">
            <text:p>“The Industrial Revolution in 19th-century Europe had multifaceted consequences. While it spurred economic growth and technological progress, it also resulted in urbanization, poor working conditions, and the rise of industrial capitalism. Socially, new classes emerged, including the industrial working class, and politically, it fueled the development of ideologies like socialism and communism.”</text:p>
          </table:table-cell>
          <table:table-cell office:value-type="float" office:value="5" calcext:value-type="float">
            <text:p>5</text:p>
          </table:table-cell>
        </table:table-row>
        <table:table-row table:style-name="ro12">
          <table:table-cell office:value-type="string" calcext:value-type="string">
            <text:p>“Analyze the causes, events, and outcomes of the French Revolution.”</text:p>
          </table:table-cell>
          <table:table-cell office:value-type="string" calcext:value-type="string">
            <text:p>“The French Revolution was caused by economic inequality, social injustice, and political corruption. Key events include the storming of the Bastille and the Reign of Terror. The outcomes included the rise of Napoleon and the spread of revolutionary ideals.”</text:p>
            <text:p/>
          </table:table-cell>
          <table:table-cell office:value-type="string" calcext:value-type="string">
            <text:p>“The French Revolution was triggered by economic hardship, social inequality, and political discontent. Key events include the Estates-General, the storming of the Bastille, and the Reign of Terror. Outcomes encompassed the end of the monarchy, the rise of radical political factions, and the eventual ascent of Napoleon Bonaparte.”</text:p>
          </table:table-cell>
          <table:table-cell office:value-type="float" office:value="5" calcext:value-type="float">
            <text:p>5</text:p>
          </table:table-cell>
        </table:table-row>
        <table:table-row table:style-name="ro9">
          <table:table-cell office:value-type="string" calcext:value-type="string">
            <text:p>“Examine the factors contributing to the colonization of Africa in the late 19th and early 20th centuries and assess the long-term impacts on African societies.”</text:p>
          </table:table-cell>
          <table:table-cell office:value-type="string" calcext:value-type="string">
            <text:p>“Colonization of Africa was driven by European imperialism, economic interests, and the desire for resources. The long-term impacts included the exploitation of natural resources, cultural disruption, and the creation of artificial borders.”</text:p>
          </table:table-cell>
          <table:table-cell office:value-type="string" calcext:value-type="string">
            <text:p>“The colonization of Africa in the late 19th and early 20th centuries was motivated by European imperialism, economic interests, and the quest for strategic resources. Long-term impacts included the exploitation of natural resources, cultural disruptions, and the imposition of artificial borders, leading to enduring challenges for African societies.”</text:p>
          </table:table-cell>
          <table:table-cell office:value-type="float" office:value="5" calcext:value-type="float">
            <text:p>5</text:p>
          </table:table-cell>
        </table:table-row>
        <table:table-row table:style-name="ro11">
          <table:table-cell office:value-type="string" calcext:value-type="string">
            <text:p>“Explain the causes, events, and consequences of the American Revolution.”</text:p>
          </table:table-cell>
          <table:table-cell office:value-type="string" calcext:value-type="string">
            <text:p>“The American Revolution was caused by British taxation without representation and a desire for independence. Key events include the Boston Tea Party and the Battles of Lexington and Concord. The consequences included the Treaty of Paris and the establishment of the United States.”</text:p>
          </table:table-cell>
          <table:table-cell office:value-type="string" calcext:value-type="string">
            <text:p>“The American Revolution was sparked by issues such as British taxation without colonial representation and a desire for independence. Key events include the Boston Tea Party, the Battles of Lexington and Concord, and the Declaration of Independence. Consequences encompassed the Treaty of Paris, the establishment of the United States, and the shaping of democratic ideals.”</text:p>
          </table:table-cell>
          <table:table-cell office:value-type="float" office:value="5" calcext:value-type="float">
            <text:p>5</text:p>
          </table:table-cell>
        </table:table-row>
        <table:table-row table:style-name="ro9">
          <table:table-cell office:value-type="string" calcext:value-type="string">
            <text:p>“Discuss the role of women in the suffrage movement in the late 19th and early 20th centuries, and assess the impact of their efforts on the women's rights movement.”</text:p>
          </table:table-cell>
          <table:table-cell office:value-type="string" calcext:value-type="string">
            <text:p>“Women in the suffrage movement advocated for the right to vote. Key figures included Susan B. Anthony and Elizabeth Cady Stanton. Their efforts eventually led to the passage of the 19th Amendment in 1920.”</text:p>
          </table:table-cell>
          <table:table-cell office:value-type="string" calcext:value-type="string">
            <text:p>“Women played a crucial role in the suffrage movement of the late 19th and early 20th centuries, advocating for the right to vote. Key figures such as Susan B. Anthony and Elizabeth Cady Stanton were instrumental. Their persistent efforts contributed to the passage of the 19th Amendment in 1920, marking a significant milestone in the broader women's rights movement.”</text:p>
          </table:table-cell>
          <table:table-cell office:value-type="float" office:value="5" calcext:value-type="float">
            <text:p>5</text:p>
          </table:table-cell>
        </table:table-row>
        <table:table-row table:style-name="ro9">
          <table:table-cell office:value-type="string" calcext:value-type="string">
            <text:p>“Analyze the causes, events, and consequences of the Russian Revolution of 1917.”</text:p>
          </table:table-cell>
          <table:table-cell office:value-type="string" calcext:value-type="string">
            <text:p>“The Russian Revolution was caused by economic inequality, dissatisfaction with the monarchy, and the impact of World War I. Key events include the February and October Revolutions. Consequences included the establishment of the Soviet Union and the end of the Romanov dynasty.”</text:p>
          </table:table-cell>
          <table:table-cell office:value-type="string" calcext:value-type="string">
            <text:p>“The Russian Revolution of 1917 was driven by factors such as economic inequality, discontent with the autocracy, and the hardships of World War I. Key events included the February and October Revolutions. Consequences encompassed the establishment of the Soviet Union, the Bolshevik takeover, and the demise of the Romanov dynasty.”</text:p>
          </table:table-cell>
          <table:table-cell office:value-type="float" office:value="5" calcext:value-type="float">
            <text:p>5</text:p>
          </table:table-cell>
        </table:table-row>
        <table:table-row table:style-name="ro13">
          <table:table-cell office:value-type="string" calcext:value-type="string">
            <text:p>“Examine the role of the United Nations in maintaining international peace and security, and assess its effectiveness in addressing global conflicts.”</text:p>
          </table:table-cell>
          <table:table-cell office:value-type="string" calcext:value-type="string">
            <text:p>“The United Nations plays a crucial role in maintaining peace through peacekeeping missions and diplomatic efforts. Key examples include the Korean War and the Gulf War. While the UN has had successes, challenges such as veto power in the Security Council impact its effectiveness.”</text:p>
          </table:table-cell>
          <table:table-cell office:value-type="string" calcext:value-type="string">
            <text:p>“The United Nations (UN) is tasked with maintaining international peace and security through various means, including peacekeeping missions and diplomatic initiatives. Key examples include the Korean War and the Gulf War. While the UN has achieved successes, challenges such as the veto power in the Security Council and geopolitical tensions impact its effectiveness in addressing global conflicts.”</text:p>
          </table:table-cell>
          <table:table-cell office:value-type="float" office:value="5" calcext:value-type="float">
            <text:p>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22T15:33:09.816790054</meta:creation-date>
    <dc:date>2024-01-22T16:04:46.681971145</dc:date>
    <meta:editing-duration>PT16S</meta:editing-duration>
    <meta:editing-cycles>1</meta:editing-cycles>
    <meta:document-statistic meta:table-count="1" meta:cell-count="68" meta:object-count="0"/>
    <meta:generator>LibreOffice/6.4.7.2$Linux_X86_64 LibreOffice_project/40$Build-2</meta:generator>
  </office:meta>
</office:document-meta>
</file>